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5378" officeooo:paragraph-rsid="00095378" style:font-weight-asian="bold" style:font-weight-complex="bold"/>
    </style:style>
    <style:style style:name="P2" style:family="paragraph" style:parent-style-name="Standard">
      <style:text-properties fo:font-weight="bold" officeooo:rsid="000b27b3" officeooo:paragraph-rsid="000b27b3" style:font-weight-asian="bold" style:font-weight-complex="bold"/>
    </style:style>
    <style:style style:name="P3" style:family="paragraph" style:parent-style-name="Standard">
      <style:text-properties fo:font-weight="bold" officeooo:rsid="00109ba0" officeooo:paragraph-rsid="00109ba0" style:font-weight-asian="bold" style:font-weight-complex="bold"/>
    </style:style>
    <style:style style:name="P4" style:family="paragraph" style:parent-style-name="Standard">
      <style:text-properties fo:font-weight="bold" officeooo:rsid="001103d1" officeooo:paragraph-rsid="001103d1" style:font-weight-asian="bold" style:font-weight-complex="bold"/>
    </style:style>
    <style:style style:name="P5" style:family="paragraph" style:parent-style-name="Standard">
      <style:text-properties fo:font-weight="bold" officeooo:rsid="0011b972" officeooo:paragraph-rsid="0011b972" style:font-weight-asian="bold" style:font-weight-complex="bold"/>
    </style:style>
    <style:style style:name="P6" style:family="paragraph" style:parent-style-name="Standard">
      <style:text-properties fo:font-weight="normal" officeooo:rsid="00095378" officeooo:paragraph-rsid="00095378" style:font-weight-asian="normal" style:font-weight-complex="normal"/>
    </style:style>
    <style:style style:name="P7" style:family="paragraph" style:parent-style-name="Standard">
      <style:text-properties fo:font-weight="normal" officeooo:rsid="000b27b3" officeooo:paragraph-rsid="000b27b3" style:font-weight-asian="normal" style:font-weight-complex="normal"/>
    </style:style>
    <style:style style:name="P8" style:family="paragraph" style:parent-style-name="Standard">
      <style:text-properties fo:font-weight="normal" officeooo:rsid="000cd44d" officeooo:paragraph-rsid="000cd44d" style:font-weight-asian="normal" style:font-weight-complex="normal"/>
    </style:style>
    <style:style style:name="P9" style:family="paragraph" style:parent-style-name="Standard">
      <style:text-properties fo:font-weight="normal" officeooo:rsid="000dbbd4" officeooo:paragraph-rsid="000dbbd4" style:font-weight-asian="normal" style:font-weight-complex="normal"/>
    </style:style>
    <style:style style:name="P10" style:family="paragraph" style:parent-style-name="Standard">
      <style:text-properties fo:font-weight="normal" officeooo:rsid="000f81cd" officeooo:paragraph-rsid="000f81cd" style:font-weight-asian="normal" style:font-weight-complex="normal"/>
    </style:style>
    <style:style style:name="P11" style:family="paragraph" style:parent-style-name="Standard">
      <style:text-properties fo:font-weight="normal" officeooo:rsid="00109ba0" officeooo:paragraph-rsid="00109ba0" style:font-weight-asian="normal" style:font-weight-complex="normal"/>
    </style:style>
    <style:style style:name="P12" style:family="paragraph" style:parent-style-name="Standard">
      <style:text-properties fo:font-weight="normal" officeooo:rsid="001103d1" officeooo:paragraph-rsid="001103d1" style:font-weight-asian="normal" style:font-weight-complex="normal"/>
    </style:style>
    <style:style style:name="P13" style:family="paragraph" style:parent-style-name="Standard">
      <style:text-properties fo:font-weight="normal" officeooo:rsid="0011b972" officeooo:paragraph-rsid="0011b972" style:font-weight-asian="normal" style:font-weight-complex="normal"/>
    </style:style>
    <style:style style:name="P14" style:family="paragraph" style:parent-style-name="Standard">
      <style:text-properties fo:font-style="italic" fo:font-weight="normal" officeooo:rsid="000f81cd" officeooo:paragraph-rsid="000f81cd"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132929"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0cd44d" style:font-style-asian="normal" style:font-style-complex="normal"/>
    </style:style>
    <style:style style:name="T6" style:family="text">
      <style:text-properties fo:font-style="normal" officeooo:rsid="000f81cd" style:font-style-asian="normal" style:font-style-complex="normal"/>
    </style:style>
    <style:style style:name="T7" style:family="text">
      <style:text-properties fo:font-style="normal" officeooo:rsid="00132929" style:font-style-asian="normal" style:font-style-complex="normal"/>
    </style:style>
    <style:style style:name="T8" style:family="text">
      <style:text-properties officeooo:rsid="00109b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ganogenesis: Getting Started</text:p>
      <text:p text:style-name="P1"/>
      <text:p text:style-name="P6">Organogenesis is an open source tool for autocontouring of medical images using semantic segmentation. The program is written in python and deep learning models are written and trained using the PyTorch library.</text:p>
      <text:p text:style-name="P6"/>
      <text:p text:style-name="P1">Menu:</text:p>
      <text:p text:style-name="P6"/>
      <text:p text:style-name="P6">The starting point of the program is “Menu,” which can be run to begin. Here the user is first asked which organ they are interested in analyzing, and then they are asked if they are looking to train, predict using a saved model, etc. When training, you’ll see that the function has options for processData and loadModel as booleans. If you are training for the first time, then you will want processData to be true and loadModel to be false. If you have processed the data before by training with a model but wish to make a new model from scratch, then set processData=False, loadModel = False, etc.</text:p>
      <text:p text:style-name="P6"/>
      <text:p text:style-name="P6">You can then see which functions are called depending on what the user wishes to do. </text:p>
      <text:p text:style-name="P6"/>
      <text:p text:style-name="P1">Model:</text:p>
      <text:p text:style-name="P6">Here is the model class. You can see the U-Net architecture written with PyTorch. <text:span text:style-name="T8">The training and validation methods are quite simple. There may be a better way to write them to have better data-keeping during training. </text:span></text:p>
      <text:p text:style-name="P11">Basically, when you train and compute “self = out(x)” this calls the forward function, which creates a prediction of the contour given the input x. Then loss is computed and returned. Afterwards we back-propagate the weights of the model. </text:p>
      <text:p text:style-name="P6"/>
      <text:p text:style-name="P2">DicomProcessing:</text:p>
      <text:p text:style-name="P7"/>
      <text:p text:style-name="P7">Dicom files unfortunately for this purpose do not come as simple images that are ready for training, but instead must have a little bit of pre-processing done so that simple images can be used for training. DicomProcessing is used for doing all of this work. </text:p>
      <text:p text:style-name="P7">The <text:span text:style-name="T1">GetTrainingData</text:span><text:span text:style-name="T4"> function will look through all of your patient files to find images as well as organs that match whatever the user wishes to train/validate/test with. It creates object text files under “Processed_Data” for each 2d image slice for each patient. These object text files save double layered images, with one layer being the CT and the other layer being the binary mask for the organ. </text:span><text:span text:style-name="T5">Before I used to train a model to predict masks for both the organ as well as the background (inverse of organ mask) so in this case I had 3 layers. In the future it will be interesting to see if we can use MRI images as well as CT images for training, and then these MRI images could also be another layer here. </text:span></text:p>
      <text:p text:style-name="P8"><text:span text:style-name="T5"/></text:p>
      <text:p text:style-name="P8"><text:span text:style-name="T4">For each patient, the function will first plot the organ and ask the user if they wish to use this for training. This is useful because some contours are not acceptable for training a model with, due to being incomplete or just bad. This part can be tedious because it takes time to process each patient and plot the contours so you have to be quite active selecting all the ones you wish to use. There must be a cleaner way to do this? </text:span></text:p>
      <text:p text:style-name="P8"><text:span text:style-name="T4"/></text:p>
      <text:p text:style-name="P9"><text:span text:style-name="T4">The contours for each patient are saved as lists of x,y,z values (ie. [x1,y1,z1,x2,y2,z2...]) and so we need to do something to make binary masks. First I put the x,y,z values in terms of which pixel they would be in on the CT image. Then I create a blank image of the same size as the CT and then fill in the contour polygon, making a binary mask. </text:span></text:p>
      <text:p text:style-name="P9"><text:soft-page-break/><text:span text:style-name="T4"/></text:p>
      <text:p text:style-name="P9"><text:span text:style-name="T4">If you wish to supersample images to increase the resolution, then increase the value of ssFactor (line 95). This will double the number of pixels in each direction by this number and linearly interpolate between pixels to supersample the image. </text:span></text:p>
      <text:p text:style-name="P9"><text:span text:style-name="T4"/></text:p>
      <text:p text:style-name="P9"><text:span text:style-name="T4">Note that Pickle is used throughout for saving and loading objects. This is a nice tool that allows you to save basically anything as a txt, which is super convenient because you don’t have to know different code for different files types. </text:span></text:p>
      <text:p text:style-name="P9"><text:span text:style-name="T4"/></text:p>
      <text:p text:style-name="P9"><text:span text:style-name="T4">In the future it will be nice to be able to train on multiple organs at once, and process all the data at once. </text:span><text:span text:style-name="T6">I guess one of the big things to work out is that not all patients will have perfect organs of each, so it may lower the amount of patients you can train with if you require them to have two good organ contours. </text:span></text:p>
      <text:p text:style-name="P9"><text:span text:style-name="T6"/></text:p>
      <text:p text:style-name="P10"><text:span text:style-name="T4">The </text:span><text:span text:style-name="T1">FindStructure() </text:span><text:span text:style-name="T4">method allows the program to search for the desired organ in the patients’ dicom files and match them up. This is needed because dicom files never name their organs with standard names so you need to have an algorithm for deciding whether or not they are a match. This basically has 3 parts... first it makes sure they have a substring of at least 3 characters in common, and then it tests out of the remaining candidates which has the lowest Damerau Levenshtein score (an algorithm for comparing ‘string distances’). Then finally it tests some rules to make sure that these organs are indeed valid matches. </text:span></text:p>
      <text:p text:style-name="P10"><text:span text:style-name="T4"/></text:p>
      <text:p text:style-name="P10"><text:span text:style-name="T4">The </text:span><text:span text:style-name="T1">DICOM-to_Image_Coordinates() </text:span><text:span text:style-name="T4">function is what converts cartesian contour points to pixels so that binary masks can be created.</text:span></text:p>
      <text:p text:style-name="P10"><text:span text:style-name="T4"/></text:p>
      <text:p text:style-name="P14">PixelToContourCoordinates()<text:span text:style-name="T4"> does the reverse, converting pixels back to the cartesian points accoridng to the geometry of the CT image, which is described by iop (image orientation patient) and ipp (image position patient).</text:span></text:p>
      <text:p text:style-name="P8"><text:span text:style-name="T4"/></text:p>
      <text:p text:style-name="P11"><text:span text:style-name="T4">This website describes all the dicom tags: </text:span><text:a xlink:type="simple" xlink:href="https://dicom.innolitics.com/ciods/ct-image/image-plane/00200032" text:style-name="Internet_20_link" text:visited-style-name="Visited_20_Internet_20_Link"><text:span text:style-name="T4">https://dicom.innolitics.com/ciods/ct-image/image-plane/00200032</text:span></text:a></text:p>
      <text:p text:style-name="P11"><text:span text:style-name="T4"/></text:p>
      <text:p text:style-name="P3"><text:span text:style-name="T4">Post-Processing: </text:span></text:p>
      <text:p text:style-name="P11"><text:span text:style-name="T4">The model predictions come out having non-mask predicted pixels being very large negative numbers and mask pixels usually being <text:s/>a little above zero. Clearly it’s way more confident about some pixels not being organs then organ pixels indeed being organs. So model predictions are always fed through the “Process” function. First we do a sigmoid operation to get our values between 0 and 1. Then we should have our non-mask pixels being small and mask pixels being closer to 1. But it is unclear what we should use as the cutoff (threshold). So In process right now you feed in whatever value you want to use and then you can plot the masks to see what they look like. If they’re too big you likely have a thredhold to small, and if they are too small or non-existant your threshold is too high. </text:span></text:p>
      <text:p text:style-name="P11"><text:span text:style-name="T4"/></text:p>
      <text:p text:style-name="P11"><text:span text:style-name="T4">More post-processing will definitely need to be done to make sure that problem contours are filtered out after predicting (such as if you have a random gap in between parts of an organ, or clear crimping in regions that needs to be fixed. </text:span></text:p>
      <text:p text:style-name="P11"><text:span text:style-name="T4"/></text:p>
      <text:p text:style-name="P4"><text:span text:style-name="T4">Pre-processing:</text:span></text:p>
      <text:p text:style-name="P12"><text:soft-page-break/><text:span text:style-name="T4">there isn’t much going on here right now.. but it will be important to pre-process images before training (ie data augmentation, removing problems, whatever techniques are commonly used to improve data, etc)</text:span></text:p>
      <text:p text:style-name="P12"><text:span text:style-name="T4"/></text:p>
      <text:p text:style-name="P4"><text:span text:style-name="T4">Predict:</text:span></text:p>
      <text:p text:style-name="P12"><text:span text:style-name="T4">This function is useful once a model has been trained and you wish to find some contours. The </text:span><text:span text:style-name="T1">GetContours() </text:span><text:span text:style-name="T4">function is useful for predicting actual DICOM-format contours using your model. It will save them as well as plot them as a point cloud. You</text:span><text:span text:style-name="T1"> </text:span><text:span text:style-name="T4">may be predicting for a patient that does have contours to compare with, and in this case set the option “withReal = True” and it will plot your prediction beside your real contour. If not, make sure “withReal = False”. The “TryLoad” option tries to see if you’ve predicted for this patient with the model before, and then it doesn’t have to process the data again before predicting. </text:span></text:p>
      <text:p text:style-name="P12"><text:span text:style-name="T4"/></text:p>
      <text:p text:style-name="P5"><text:span text:style-name="T4">Test:</text:span></text:p>
      <text:p text:style-name="P13"><text:span text:style-name="T4">This function has some different methods for doing things with predicted data after a model has been Trained. For instance, </text:span><text:span text:style-name="T1">TestPlot()</text:span><text:span text:style-name="T4"> can be used to plot the CT image and its mask and also predicted mask. It also puts the mask ontop of the original CT for an extra view. There is also the </text:span><text:span text:style-name="T1">BestThreshold()</text:span><text:span text:style-name="T3"> </text:span><text:span text:style-name="T4">function which can be used to determine which threshold is the best for a model, based on minimizing F-score. This could probably use </text:span><text:span text:style-name="T7">some </text:span><text:span text:style-name="T4">work to make </text:span><text:span text:style-name="T7">it </text:span><text:span text:style-name="T4">better, more efficient. </text:span><text:span text:style-name="T7">There is a </text:span><text:span text:style-name="T2">Fscore()</text:span><text:span text:style-name="T7"> function which computes the F-score for predictions, which is a test of their recall and precision </text:span><text:a xlink:type="simple" xlink:href="https://en.wikipedia.org/wiki/F-score" text:style-name="Internet_20_link" text:visited-style-name="Visited_20_Internet_20_Link"><text:span text:style-name="T7">https://en.wikipedia.org/wiki/F-score</text:span></text:a><text:span text:style-name="T7">. This is useful for determining the best threhold, and characterizing a model.</text:span></text:p>
      <text:p text:style-name="P13"><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0:42:41.554468115</meta:creation-date>
    <dc:date>2021-05-05T13:57:35.369194255</dc:date>
    <meta:editing-duration>PT10M32S</meta:editing-duration>
    <meta:editing-cycles>2</meta:editing-cycles>
    <meta:generator>LibreOffice/6.4.6.2$Linux_X86_64 LibreOffice_project/40$Build-2</meta:generator>
    <meta:document-statistic meta:table-count="0" meta:image-count="0" meta:object-count="0" meta:page-count="3" meta:paragraph-count="29" meta:word-count="1334" meta:character-count="7712" meta:non-whitespace-character-count="6391"/>
  </office:meta>
</office:document-meta>
</file>